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2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2.1382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7638in"/>
    </style:style>
    <style:style style:name="co9" style:family="table-column">
      <style:table-column-properties fo:break-before="auto" style:column-width="3.45in"/>
    </style:style>
    <style:style style:name="co10" style:family="table-column">
      <style:table-column-properties fo:break-before="auto" style:column-width="2.8882in"/>
    </style:style>
    <style:style style:name="co11" style:family="table-column">
      <style:table-column-properties fo:break-before="auto" style:column-width="2.7555in"/>
    </style:style>
    <style:style style:name="co12" style:family="table-column">
      <style:table-column-properties fo:break-before="auto" style:column-width="1.6866in"/>
    </style:style>
    <style:style style:name="co13" style:family="table-column">
      <style:table-column-properties fo:break-before="auto" style:column-width="2.1063in"/>
    </style:style>
    <style:style style:name="co14" style:family="table-column">
      <style:table-column-properties fo:break-before="auto" style:column-width="2.3925in"/>
    </style:style>
    <style:style style:name="co15" style:family="table-column">
      <style:table-column-properties fo:break-before="auto" style:column-width="1.6752in"/>
    </style:style>
    <style:style style:name="co16" style:family="table-column">
      <style:table-column-properties fo:break-before="auto" style:column-width="2.2602in"/>
    </style:style>
    <style:style style:name="co17" style:family="table-column">
      <style:table-column-properties fo:break-before="auto" style:column-width="2.502in"/>
    </style:style>
    <style:style style:name="co18" style:family="table-column">
      <style:table-column-properties fo:break-before="auto" style:column-width="1.9839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9701in"/>
    </style:style>
    <style:style style:name="co21" style:family="table-column">
      <style:table-column-properties fo:break-before="auto" style:column-width="1.1346in"/>
    </style:style>
    <style:style style:name="co22" style:family="table-column">
      <style:table-column-properties fo:break-before="auto" style:column-width="1.3453in"/>
    </style:style>
    <style:style style:name="co23" style:family="table-column">
      <style:table-column-properties fo:break-before="auto" style:column-width="1.2453in"/>
    </style:style>
    <style:style style:name="co24" style:family="table-column">
      <style:table-column-properties fo:break-before="auto" style:column-width="1.9189in"/>
    </style:style>
    <style:style style:name="co25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5937in" fo:break-before="auto" style:use-optimal-row-height="true"/>
    </style:style>
    <style:style style:name="ro4" style:family="table-row">
      <style:table-row-properties style:row-height="0.6492in" fo:break-before="auto" style:use-optimal-row-height="tru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Entrada_20_Datos">
      <style:table-properties table:display="true" style:writing-mode="lr-tb"/>
    </style:style>
    <style:style style:name="ce1" style:family="table-cell" style:parent-style-name="Default">
      <style:table-cell-properties fo:background-color="#00aa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f4044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00aa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00717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0071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672d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fo:color="#ff0000"/>
    </style:style>
    <style:style style:name="T3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rada 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number-columns-repeated="20" table:default-cell-style-name="Default"/>
        <table:table-column table:style-name="co20" table:default-cell-style-name="Default"/>
        <table:table-column table:style-name="co25" table:number-columns-repeated="975" table:default-cell-style-name="Default"/>
        <table:table-row table:style-name="ro1">
          <table:table-cell table:style-name="ce1" office:value-type="string" calcext:value-type="string">
            <text:p>QUIÉN (WHO)</text:p>
          </table:table-cell>
          <table:table-cell table:style-name="ce1" table:number-columns-repeated="2"/>
          <table:table-cell table:style-name="ce5" office:value-type="string" calcext:value-type="string">
            <text:p>DÓNDE (WHERE)</text:p>
          </table:table-cell>
          <table:table-cell table:style-name="ce5"/>
          <table:table-cell table:style-name="ce1" office:value-type="string" calcext:value-type="string">
            <text:p>CUÁNDO (WHEN)</text:p>
          </table:table-cell>
          <table:table-cell table:style-name="ce1"/>
          <table:table-cell table:style-name="ce5" office:value-type="string" calcext:value-type="string">
            <text:p>QUÉ (WHAT)</text:p>
          </table:table-cell>
          <table:table-cell table:style-name="ce5" table:number-columns-repeated="7"/>
          <table:table-cell table:style-name="ce1" office:value-type="string" calcext:value-type="string">
            <text:p>TRANSFERENCIA (CASH)</text:p>
          </table:table-cell>
          <table:table-cell table:style-name="ce1" table:number-columns-repeated="4"/>
          <table:table-cell table:style-name="ce5" office:value-type="string" calcext:value-type="string">
            <text:p>PARA QUIÉN (FOR WHOM)</text:p>
          </table:table-cell>
          <table:table-cell table:style-name="ce5" table:number-columns-repeated="27"/>
          <table:table-cell table:style-name="ce1"/>
          <table:table-cell table:number-columns-repeated="975"/>
        </table:table-row>
        <table:table-row table:style-name="ro2">
          <table:table-cell table:number-columns-repeated="2" table:style-name="ce9" office:value-type="string" calcext:value-type="string">
            <text:p>Obligatorio</text:p>
          </table:table-cell>
          <table:table-cell table:style-name="ce9" office:value-type="string" calcext:value-type="string">
            <text:p>Obligatorio si hay implementación indirecta o conjunta</text:p>
          </table:table-cell>
          <table:table-cell table:number-columns-repeated="8" table:style-name="ce9" office:value-type="string" calcext:value-type="string">
            <text:p>Obligatorio</text:p>
          </table:table-cell>
          <table:table-cell table:number-columns-repeated="3" table:style-name="ce9" office:value-type="string" calcext:value-type="string">
            <text:p>Opcional</text:p>
          </table:table-cell>
          <table:table-cell table:style-name="ce9" office:value-type="string" calcext:value-type="string">
            <text:p>Obligatorio</text:p>
          </table:table-cell>
          <table:table-cell table:number-columns-repeated="3" table:style-name="ce9" office:value-type="string" calcext:value-type="string">
            <text:p>Obligatorio si modalidad transferencia</text:p>
          </table:table-cell>
          <table:table-cell table:style-name="ce9" office:value-type="string" calcext:value-type="string">
            <text:p>Opcional si modalidad transferencia</text:p>
          </table:table-cell>
          <table:table-cell table:style-name="ce9" office:value-type="string" calcext:value-type="string">
            <text:p>Obligatorio si modalidad transferencia</text:p>
          </table:table-cell>
          <table:table-cell table:number-columns-repeated="2" table:style-name="ce9" office:value-type="string" calcext:value-type="string">
            <text:p>Obligatorio</text:p>
          </table:table-cell>
          <table:table-cell table:number-columns-repeated="5" table:style-name="ce9" office:value-type="string" calcext:value-type="string">
            <text:p>Opcional</text:p>
          </table:table-cell>
          <table:table-cell table:number-columns-repeated="2" table:style-name="ce9" office:value-type="string" calcext:value-type="string">
            <text:p>Obligatorio</text:p>
          </table:table-cell>
          <table:table-cell table:number-columns-repeated="5" table:style-name="ce9" office:value-type="string" calcext:value-type="string">
            <text:p>Opcional</text:p>
          </table:table-cell>
          <table:table-cell table:number-columns-repeated="2" table:style-name="ce9" office:value-type="string" calcext:value-type="string">
            <text:p>Obligatorio</text:p>
          </table:table-cell>
          <table:table-cell table:number-columns-repeated="5" table:style-name="ce9" office:value-type="string" calcext:value-type="string">
            <text:p>Opcional</text:p>
          </table:table-cell>
          <table:table-cell table:number-columns-repeated="2" table:style-name="ce9" office:value-type="string" calcext:value-type="string">
            <text:p>Obligatorio</text:p>
          </table:table-cell>
          <table:table-cell table:number-columns-repeated="5" table:style-name="ce9" office:value-type="string" calcext:value-type="string">
            <text:p>Opcional</text:p>
          </table:table-cell>
          <table:table-cell table:style-name="ce9"/>
          <table:table-cell table:number-columns-repeated="975"/>
        </table:table-row>
        <table:table-row table:style-name="ro3">
          <table:table-cell table:style-name="ce3" office:value-type="string" calcext:value-type="string">
            <text:p><text:span text:style-name="T1">No incluir </text:span><text:span text:style-name="T2">donantes</text:span><text:span text:style-name="T3"> como socio principal</text:span></text:p>
          </table:table-cell>
          <table:table-cell table:style-name="ce3"/>
          <table:table-cell table:style-name="ce3" office:value-type="string" calcext:value-type="string">
            <text:p><text:span text:style-name="T1">Si hay implementadores operativos que no estén en la lista, contactar al equipo de manejo de información GIFMM / </text:span><text:span text:style-name="T2"> Si la implemetación es directa, no debe colocarse ninguna organización en este espacio.</text:span></text:p>
          </table:table-cell>
          <table:table-cell table:style-name="ce3" table:number-columns-repeated="8"/>
          <table:table-cell table:style-name="ce3" office:value-type="string" calcext:value-type="string">
            <text:p>Texto libre</text:p>
          </table:table-cell>
          <table:table-cell table:style-name="ce3" office:value-type="string" calcext:value-type="string">
            <text:p><text:span text:style-name="T1">Usar este campo cuando la unidad de medida no sea una persona/ beneficiario directo. Por ejemplo: número de kits. </text:span><text:span text:style-name="T2">NO incluye # de transferencias multipropósito. </text:span></text:p>
          </table:table-cell>
          <table:table-cell table:style-name="ce3" office:value-type="string" calcext:value-type="string">
            <text:p><text:span text:style-name="T1">Agregar el número de unidades establecidas en la columna anterior. Por ejemplo: 6 kits entregados</text:span><text:span text:style-name="T2"> (sólo ingrese los números)</text:span></text:p>
          </table:table-cell>
          <table:table-cell table:style-name="ce3" office:value-type="string" calcext:value-type="string">
            <text:p><text:span text:style-name="T1">Especifique si la organización presta un servicio directo al beneficiario </text:span><text:span text:style-name="T2">(en especie</text:span><text:span text:style-name="T3">) o si el beneficiario accede a un bien/servicio por medio de una </text:span><text:span text:style-name="T2">transferencia monetaria, incluyendo efectivo y bonos</text:span></text:p>
          </table:table-cell>
          <table:table-cell table:style-name="ce3" table:number-columns-repeated="3"/>
          <table:table-cell table:style-name="ce3" office:value-type="string" calcext:value-type="string">
            <text:p><text:span text:style-name="T1">Ingresar el monto promedio por individuo.</text:span><text:span text:style-name="T2"> No agregar texto, decimales, o comas. Una sola cifra. Si tiene cifras por cantidad de perosnas en una familia, ponga la cifra para familias de 1 persona. El resto en comentarios</text:span></text:p>
          </table:table-cell>
          <table:table-cell table:style-name="ce3"/>
          <table:table-cell table:style-name="ce3" office:value-type="string" calcext:value-type="string">
            <text:p>Ingresar el total de personas que durante el mes de monitoreo recibieron una atención o servicio por parte de la organización. </text:p>
          </table:table-cell>
          <table:table-cell table:style-name="ce3" office:value-type="string" calcext:value-type="string">
            <text:p><text:span text:style-name="T1">Ingresar el # de personas que durante el mes de monitoreo recibieron </text:span><text:span text:style-name="T2">por primera vez</text:span><text:span text:style-name="T3"> un mismo tipo de atención o servicio por parte de la misma organización.</text:span></text:p>
          </table:table-cell>
          <table:table-cell table:number-columns-repeated="5" table:style-name="ce3" office:value-type="string" calcext:value-type="string">
            <text:p>Desagregación beneficiarios nuevos por población beneficiaria</text:p>
          </table:table-cell>
          <table:table-cell table:style-name="ce3" office:value-type="string" calcext:value-type="string">
            <text:p><text:span text:style-name="T1">Desagregación beneficiarios nuevos por sexo e edad. </text:span><text:span text:style-name="T2">Si no tiene este dato escriba 0 </text:span></text:p>
          </table:table-cell>
          <table:table-cell table:style-name="ce3" office:value-type="string" calcext:value-type="string">
            <text:p><text:span text:style-name="T1">Desagregación beneficiarios nuevos por sexo e edad. </text:span><text:span text:style-name="T2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<text:span text:style-name="T1">Desagregación beneficiarios nuevos por sexo e edad. </text:span><text:span text:style-name="T2">Si no tiene este dato escriba 0 </text:span></text:p>
          </table:table-cell>
          <table:table-cell table:style-name="ce3" office:value-type="string" calcext:value-type="string">
            <text:p><text:span text:style-name="T1">Desagregación beneficiarios nuevos por sexo e edad. </text:span><text:span text:style-name="T2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<text:span text:style-name="T1">Desagregación beneficiarios nuevos por sexo e edad.</text:span><text:span text:style-name="T2"> Si no tiene este dato escriba 0 </text:span></text:p>
          </table:table-cell>
          <table:table-cell table:style-name="ce3" office:value-type="string" calcext:value-type="string">
            <text:p><text:span text:style-name="T1">Desagregación beneficiarios nuevos por sexo e edad. </text:span><text:span text:style-name="T2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</text:p>
          </table:table-cell>
          <table:table-cell table:style-name="ce3"/>
          <table:table-cell table:number-columns-repeated="975"/>
        </table:table-row>
        <table:table-row table:style-name="ro4">
          <table:table-cell table:style-name="ce4" office:value-type="string" calcext:value-type="string">
            <text:p>Socio Principal</text:p>
          </table:table-cell>
          <table:table-cell table:style-name="ce4" office:value-type="string" calcext:value-type="string">
            <text:p>Tipo de Implementación</text:p>
          </table:table-cell>
          <table:table-cell table:style-name="ce4" office:value-type="string" calcext:value-type="string">
            <text:p>Socio Implementador</text:p>
          </table:table-cell>
          <table:table-cell table:style-name="ce6" office:value-type="string" calcext:value-type="string">
            <text:p>Departamento</text:p>
          </table:table-cell>
          <table:table-cell table:style-name="ce6" office:value-type="string" calcext:value-type="string">
            <text:p>Municipio</text:p>
          </table:table-cell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Estado</text:p>
          </table:table-cell>
          <table:table-cell table:style-name="ce6" office:value-type="string" calcext:value-type="string">
            <text:p>Parte RMRP</text:p>
          </table:table-cell>
          <table:table-cell table:style-name="ce7" office:value-type="string" calcext:value-type="string">
            <text:p>COVID_19</text:p>
          </table:table-cell>
          <table:table-cell table:style-name="ce6" office:value-type="string" calcext:value-type="string">
            <text:p>Sector</text:p>
          </table:table-cell>
          <table:table-cell table:style-name="ce6" office:value-type="string" calcext:value-type="string">
            <text:p>Indicador</text:p>
          </table:table-cell>
          <table:table-cell table:style-name="ce6" office:value-type="string" calcext:value-type="string">
            <text:p>Descripción de la actividad</text:p>
          </table:table-cell>
          <table:table-cell table:style-name="ce6" office:value-type="string" calcext:value-type="string">
            <text:p>Unidad</text:p>
          </table:table-cell>
          <table:table-cell table:style-name="ce6" office:value-type="string" calcext:value-type="string">
            <text:p>Cantidad </text:p>
          </table:table-cell>
          <table:table-cell table:style-name="ce6" office:value-type="string" calcext:value-type="string">
            <text:p>Modalidad</text:p>
          </table:table-cell>
          <table:table-cell table:style-name="ce4" office:value-type="string" calcext:value-type="string">
            <text:p>Tipo de transferencia</text:p>
          </table:table-cell>
          <table:table-cell table:style-name="ce4" office:value-type="string" calcext:value-type="string">
            <text:p>Mecanismo de entrega</text:p>
          </table:table-cell>
          <table:table-cell table:style-name="ce4" office:value-type="string" calcext:value-type="string">
            <text:p>Frecuencia de la entrega</text:p>
          </table:table-cell>
          <table:table-cell table:style-name="ce4" office:value-type="string" calcext:value-type="string">
            <text:p>Monto en COP por entrega por persona</text:p>
          </table:table-cell>
          <table:table-cell table:style-name="ce4" office:value-type="string" calcext:value-type="string">
            <text:p>Número de meses de cobertura de la asistencia monetaria</text:p>
          </table:table-cell>
          <table:table-cell table:style-name="ce6" office:value-type="string" calcext:value-type="string">
            <text:p>Beneficiarios mensuales</text:p>
          </table:table-cell>
          <table:table-cell table:style-name="ce6" office:value-type="string" calcext:value-type="string">
            <text:p>Beneficiarios nuevos</text:p>
          </table:table-cell>
          <table:table-cell table:style-name="ce6" office:value-type="string" calcext:value-type="string">
            <text:p>Beneficiarios con vocación de permanencia</text:p>
          </table:table-cell>
          <table:table-cell table:style-name="ce6" office:value-type="string" calcext:value-type="string">
            <text:p>Beneficiarios en tránsito</text:p>
          </table:table-cell>
          <table:table-cell table:style-name="ce6" office:value-type="string" calcext:value-type="string">
            <text:p>Beneficiarios pendulares</text:p>
          </table:table-cell>
          <table:table-cell table:style-name="ce6" office:value-type="string" calcext:value-type="string">
            <text:p>Beneficiarios colombianos retornados</text:p>
          </table:table-cell>
          <table:table-cell table:style-name="ce6" office:value-type="string" calcext:value-type="string">
            <text:p>Beneficiarios comunidades de acogida</text:p>
          </table:table-cell>
          <table:table-cell table:style-name="ce6" office:value-type="string" calcext:value-type="string">
            <text:p>Niñas y Adolescentes &lt;18</text:p>
          </table:table-cell>
          <table:table-cell table:style-name="ce6" office:value-type="string" calcext:value-type="string">
            <text:p>Mujeres adultas &gt;=18</text:p>
          </table:table-cell>
          <table:table-cell table:style-name="ce6" office:value-type="string" calcext:value-type="string">
            <text:p>Mujeres 0-5</text:p>
          </table:table-cell>
          <table:table-cell table:style-name="ce6" office:value-type="string" calcext:value-type="string">
            <text:p>Mujeres 6-12</text:p>
          </table:table-cell>
          <table:table-cell table:style-name="ce6" office:value-type="string" calcext:value-type="string">
            <text:p>Mujeres 13-17</text:p>
          </table:table-cell>
          <table:table-cell table:style-name="ce6" office:value-type="string" calcext:value-type="string">
            <text:p>Mujeres 18-59</text:p>
          </table:table-cell>
          <table:table-cell table:style-name="ce6" office:value-type="string" calcext:value-type="string">
            <text:p>Mujeres 60 y más</text:p>
          </table:table-cell>
          <table:table-cell table:style-name="ce6" office:value-type="string" calcext:value-type="string">
            <text:p>Niños y Adolescentes <text:s/>&lt;18</text:p>
          </table:table-cell>
          <table:table-cell table:style-name="ce6" office:value-type="string" calcext:value-type="string">
            <text:p>Hombres adultos &gt;=18</text:p>
          </table:table-cell>
          <table:table-cell table:style-name="ce6" office:value-type="string" calcext:value-type="string">
            <text:p>Hombres 0-5</text:p>
          </table:table-cell>
          <table:table-cell table:style-name="ce6" office:value-type="string" calcext:value-type="string">
            <text:p>Hombres 6-12</text:p>
          </table:table-cell>
          <table:table-cell table:style-name="ce6" office:value-type="string" calcext:value-type="string">
            <text:p>Hombres 13-17</text:p>
          </table:table-cell>
          <table:table-cell table:style-name="ce6" office:value-type="string" calcext:value-type="string">
            <text:p>Hombres 18-59</text:p>
          </table:table-cell>
          <table:table-cell table:style-name="ce6" office:value-type="string" calcext:value-type="string">
            <text:p>Hombres 60 y más</text:p>
          </table:table-cell>
          <table:table-cell table:style-name="ce6" office:value-type="string" calcext:value-type="string">
            <text:p>Otros (para cualquier menor que no se identifique como mujer u hombre) &lt;18</text:p>
          </table:table-cell>
          <table:table-cell table:style-name="ce6" office:value-type="string" calcext:value-type="string">
            <text:p>Otros (para cualquier adulto que no se identifique como mujer u hombre) &gt;=18</text:p>
          </table:table-cell>
          <table:table-cell table:style-name="ce6" office:value-type="string" calcext:value-type="string">
            <text:p>LGTBI</text:p>
          </table:table-cell>
          <table:table-cell table:style-name="ce6" office:value-type="string" calcext:value-type="string">
            <text:p>Con discapacidad</text:p>
          </table:table-cell>
          <table:table-cell table:style-name="ce6" office:value-type="string" calcext:value-type="string">
            <text:p>Afro-descendientes</text:p>
          </table:table-cell>
          <table:table-cell table:style-name="ce6" office:value-type="string" calcext:value-type="string">
            <text:p>Indígenas</text:p>
          </table:table-cell>
          <table:table-cell table:style-name="ce6" office:value-type="string" calcext:value-type="string">
            <text:p>Otra comunidad étnica </text:p>
          </table:table-cell>
          <table:table-cell table:style-name="ce4" office:value-type="string" calcext:value-type="string">
            <text:p>Comentarios</text:p>
          </table:table-cell>
          <table:table-cell table:number-columns-repeated="975"/>
        </table:table-row>
        <table:table-row table:style-name="ro5" table:number-rows-repeated="933">
          <table:table-cell table:number-columns-repeated="1024"/>
        </table:table-row>
        <table:table-row table:style-name="ro6" table:number-rows-repeated="10476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Entrada Datos'.$A$1" table:cell-range-address="$'Entrada Datos'.$A$2:.$AW$4"/>
        </table:named-expressions>
      </table:table>
      <table:named-expressions>
        <table:named-expression table:name="Agua_y_saneamiento" table:base-cell-address="$'Entrada Datos'.$A$1" table:expression="#REF!"/>
        <table:named-expression table:name="Albergue" table:base-cell-address="$'Entrada Datos'.$A$1" table:expression="#REF!"/>
        <table:named-expression table:name="Comunicación" table:base-cell-address="$'Entrada Datos'.$A$1" table:expression="#REF!"/>
        <table:named-expression table:name="Comunicación_con_Comunidades" table:base-cell-address="$'Entrada Datos'.$A$1" table:expression="#REF!"/>
        <table:named-expression table:name="Coordinación" table:base-cell-address="$'Entrada Datos'.$A$1" table:expression="#REF!"/>
        <table:named-expression table:name="Educación" table:base-cell-address="$'Entrada Datos'.$A$1" table:expression="#REF!"/>
        <table:named-expression table:name="Integración" table:base-cell-address="$'Entrada Datos'.$A$1" table:expression="#REF!"/>
        <table:named-expression table:name="Manejo_de_Información" table:base-cell-address="$'Entrada Datos'.$A$1" table:expression="#REF!"/>
        <table:named-expression table:name="NFI" table:base-cell-address="$'Entrada Datos'.$A$1" table:expression="#REF!"/>
        <table:named-expression table:name="Nutrición" table:base-cell-address="$'Entrada Datos'.$A$1" table:expression="#REF!"/>
        <table:named-expression table:name="Otro" table:base-cell-address="$'Entrada Datos'.$A$1" table:expression="#REF!"/>
        <table:named-expression table:name="PEAS" table:base-cell-address="$'Entrada Datos'.$A$1" table:expression="#REF!"/>
        <table:named-expression table:name="Protección" table:base-cell-address="$'Entrada Datos'.$A$1" table:expression="#REF!"/>
        <table:named-expression table:name="Protección_NNA" table:base-cell-address="$'Entrada Datos'.$A$1" table:expression="#REF!"/>
        <table:named-expression table:name="Recaudación_fondos" table:base-cell-address="$'Entrada Datos'.$A$1" table:expression="#REF!"/>
        <table:named-expression table:name="Salud" table:base-cell-address="$'Entrada Datos'.$A$1" table:expression="#REF!"/>
        <table:named-expression table:name="Seguridad_Alimentaria" table:base-cell-address="$'Entrada Datos'.$A$1" table:expression="#REF!"/>
        <table:named-expression table:name="Transferencias_Monetarias_Multipropósito" table:base-cell-address="$'Entrada Datos'.$A$1" table:expression="#REF!"/>
        <table:named-expression table:name="Transporte_Humanitario" table:base-cell-address="$'Entrada Datos'.$A$1" table:expression="#REF!"/>
        <table:named-expression table:name="Trata_de_personas" table:base-cell-address="$'Entrada Datos'.$A$1" table:expression="#REF!"/>
        <table:named-expression table:name="VBG" table:base-cell-address="$'Entrada Datos'.$A$1" table:expression="#REF!"/>
      </table:named-expressions>
      <table:database-ranges>
        <table:database-range table:name="__Anonymous_Sheet_DB__0" table:target-range-address="'Entrada Datos'.A2:'Entrada Datos'.AW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2:25:05.1988064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ntrada_20_Datos" style:display-name="PageStyle_Entrada Da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OpenBSD_X86_64 LibreOffice_project/30$Build-3</meta:generator>
    <dc:date>2022-04-13T12:26:29.340092176</dc:date>
    <meta:editing-duration>PT1M24S</meta:editing-duration>
    <meta:editing-cycles>1</meta:editing-cycles>
    <meta:document-statistic meta:table-count="1" meta:cell-count="138" meta:object-count="0"/>
  </office:meta>
</office:document-meta>
</file>